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735cm" fo:min-width="9.343cm"/>
    </style:style>
    <style:style style:name="gr2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21cm"/>
      <style:paragraph-properties style:writing-mode="lr-tb"/>
    </style:style>
    <style:style style:name="gr4" style:family="graphic" style:parent-style-name="objectwithoutfill">
      <style:graphic-properties svg:stroke-width="0.254cm" svg:stroke-color="#00a933" draw:marker-start-width="0.584cm" draw:marker-end="Arrowheads_20_1" draw:marker-end-width="0.686cm" draw:fill="none" draw:textarea-vertical-align="middle" fo:padding-top="0.252cm" fo:padding-bottom="0.252cm" fo:padding-left="0.377cm" fo:padding-right="0.377cm"/>
    </style:style>
    <style:style style:name="gr5" style:family="graphic" style:parent-style-name="objectwithoutfill">
      <style:graphic-properties svg:stroke-width="0.254cm" svg:stroke-color="#ff4000" draw:marker-start-width="0.584cm" draw:marker-end="Arrowheads_20_1" draw:marker-end-width="0.686cm" draw:fill="none" draw:textarea-vertical-align="middle" fo:padding-top="0.252cm" fo:padding-bottom="0.252cm" fo:padding-left="0.377cm" fo:padding-right="0.377cm"/>
    </style:style>
    <style:style style:name="gr6" style:family="graphic" style:parent-style-name="objectwithoutfill">
      <style:graphic-properties svg:stroke-width="0.254cm" svg:stroke-color="#55308d" draw:marker-start-width="0.584cm" draw:marker-end="Arrowheads_20_1" draw:marker-end-width="0.686cm" draw:fill="none" draw:textarea-vertical-align="middle" fo:padding-top="0.252cm" fo:padding-bottom="0.252cm" fo:padding-left="0.377cm" fo:padding-right="0.377cm"/>
    </style:style>
    <style:style style:name="gr7" style:family="graphic" style:parent-style-name="standard">
      <style:graphic-properties draw:stroke="none" svg:stroke-color="#000000" draw:fill="none" draw:fill-color="#ffffff" fo:min-height="1.81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false" draw:fit-to-size="false" style:shrink-to-fit="true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text-properties fo:font-size="72pt"/>
    </style:style>
    <style:style style:name="P5" style:family="paragraph">
      <loext:graphic-properties draw:fill="none" draw:fill-color="#ffffff"/>
      <style:text-properties fo:font-size="7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685cm" svg:height="20.955cm" svg:x="0.682cm" svg:y="2.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Simple 1" draw:style-name="gr2" draw:text-style-name="P3" draw:layer="layout" svg:width="5.023cm" svg:height="2.511cm" svg:x="8.017cm" svg:y="13.636cm">
          <text:p text:style-name="P2"><text:span text:style-name="T1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1.27cm" svg:height="3.088cm" svg:x="19.097cm" svg:y="21.407cm">
          <draw:text-box>
            <text:p text:style-name="P4">B</text:p>
          </draw:text-box>
        </draw:frame>
        <draw:frame draw:style-name="gr3" draw:text-style-name="P5" draw:layer="layout" svg:width="1.27cm" svg:height="3.088cm" svg:x="9.625cm" svg:y="0.452cm">
          <draw:text-box>
            <text:p text:style-name="P4">C</text:p>
          </draw:text-box>
        </draw:frame>
        <draw:frame draw:style-name="gr3" draw:text-style-name="P5" draw:layer="layout" svg:width="1.27cm" svg:height="3.088cm" svg:x="0cm" svg:y="21.32cm">
          <draw:text-box>
            <text:p text:style-name="P4">A</text:p>
          </draw:text-box>
        </draw:frame>
        <draw:frame draw:style-name="gr3" draw:text-style-name="P5" draw:layer="layout" svg:width="1.27cm" svg:height="3.088cm" svg:x="16.24cm" svg:y="4.81cm">
          <draw:text-box>
            <text:p text:style-name="P4">P</text:p>
          </draw:text-box>
        </draw:frame>
        <draw:line draw:style-name="gr4" draw:text-style-name="P6" draw:layer="layout" svg:x1="20.388cm" svg:y1="23.222cm" svg:x2="10.525cm" svg:y2="2.27cm">
          <text:p/>
        </draw:line>
        <draw:line draw:style-name="gr5" draw:text-style-name="P6" draw:layer="layout" svg:x1="1cm" svg:y1="23.225cm" svg:x2="15.859cm" svg:y2="7.096cm">
          <text:p/>
        </draw:line>
        <draw:line draw:style-name="gr5" draw:text-style-name="P6" draw:layer="layout" svg:x1="1cm" svg:y1="23.225cm" svg:x2="20.367cm" svg:y2="23.225cm">
          <text:p/>
        </draw:line>
        <draw:line draw:style-name="gr4" draw:text-style-name="P6" draw:layer="layout" svg:x1="20.443cm" svg:y1="23.286cm" svg:x2="15.922cm" svg:y2="7.032cm">
          <text:p/>
        </draw:line>
        <draw:line draw:style-name="gr6" draw:text-style-name="P6" draw:layer="layout" svg:x1="10.525cm" svg:y1="2.27cm" svg:x2="0.682cm" svg:y2="23.225cm">
          <text:p/>
        </draw:line>
        <draw:line draw:style-name="gr6" draw:text-style-name="P6" draw:layer="layout" svg:x1="10.58cm" svg:y1="2.207cm" svg:x2="15.922cm" svg:y2="7.032cm">
          <text:p/>
        </draw:line>
        <draw:frame draw:style-name="gr7" draw:text-style-name="P8" draw:layer="layout" svg:width="11.43cm" svg:height="3.095cm" svg:x="-0.115cm" svg:y="23.778cm">
          <draw:text-box>
            <text:p>AB = (5 , 0) – (0 , 0) = (5 , 0)</text:p>
            <text:p text:style-name="P7"><text:span text:style-name="T2">AP = </text:span>(4.5 , <text:s/>4.5) – (0, 0) = (4.5, 4.5)</text:p>
            <text:p text:style-name="P7">Cross1 = (5 * 4.5) – (0 * 4.5) = 22.5</text:p>
            <text:p text:style-name="P7"/>
          </draw:text-box>
        </draw:frame>
        <draw:frame draw:style-name="gr8" draw:text-style-name="P8" draw:layer="layout" svg:width="12.064cm" svg:height="3.095cm" draw:transform="rotate (-0.00418879020478726) translate (-0.108cm 26.573cm)">
          <draw:text-box>
            <text:p>BC = (2.5 , <text:s/>5) – (5 , 0) <text:s/>= (-2.5 , 5)</text:p>
            <text:p>BP = (4.5 , 4.5) - (5 , 0) = (-0.5 , 4.5)</text:p>
            <text:p>Cross2 = (-2.5 * 4.5) – (5 * (0.5)) = -8.75</text:p>
          </draw:text-box>
        </draw:frame>
        <draw:frame draw:style-name="gr9" draw:text-style-name="P8" draw:layer="layout" svg:width="11.43cm" svg:height="2.384cm" svg:x="10.363cm" svg:y="24.968cm">
          <draw:text-box>
            <text:p>CA = (0 , 0) – (2.5 , 5) = (-2.5 , -5)</text:p>
            <text:p>CP = (4.5 , 4.5) – (2.5, 5) = (2 , -0.5)</text:p>
            <text:p>Cross3 = (-2.5 * -0.5) - (-5 * 2) =11.25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457cm" svg:stroke-color="#3465a4" draw:marker-start-width="0.889cm" draw:marker-start-center="false" draw:marker-end-width="0.889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03cm" fo:margin-bottom="0.203cm" fo:margin-left="0.203cm" fo:margin-right="0.203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19T15:41:45.548377822</meta:creation-date>
    <dc:date>2025-05-19T16:42:21.021387669</dc:date>
    <meta:editing-duration>PT18M49S</meta:editing-duration>
    <meta:editing-cycles>6</meta:editing-cycles>
    <meta:generator>LibreOffice/7.3.7.2$Linux_X86_64 LibreOffice_project/30$Build-2</meta:generator>
    <meta:document-statistic meta:object-count="15"/>
  </office:meta>
</office:document-meta>
</file>